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09. Actividades evaluables 01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2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Actividad 01</text:span></text:a><text:span text:style-name="T19"><text:tab/>3</text:span></text:p>
          <text:p text:style-name="P15"><text:a xlink:type="simple" xlink:href="#_jsi4oxewkf1n" text:style-name="Index_20_Link" text:visited-style-name="Index_20_Link"><text:span text:style-name="T9">Actividad 02</text:span></text:a><text:span text:style-name="T9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6">UD09. Actividades evaluables 01</text:span></text:p>
      <text:list xml:id="list1321887724" text:style-name="WWNum2">
        <text:list-item>
          <text:p text:style-name="P27"><text:bookmark text:name="_dbh0n1vac4c8"/>Fecha de entrega</text:p>
        </text:list-item>
      </text:list>
      <text:p text:style-name="Standard"><text:span text:style-name="T11">Fecha límite de entrega: </text:span><text:span text:style-name="T20">Miércoles 13 de octubre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73051729087824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2292318511" text:style-name="WWNum1">
        <text:list-item>
          <text:p text:style-name="P25">Este entregable deberá enseñarse al profesor en el plazo pedido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73049789024431" text:continue-list="list173051729087824" text:style-name="WWNum2">
        <text:list-item>
          <text:p text:style-name="P27"><text:bookmark text:name="_mddm13ai61n6"/>Actividad 01</text:p>
        </text:list-item>
      </text:list>
      <text:p text:style-name="P10">Utiliza el cliente de correo “ThunderBird” <text:a xlink:type="simple" xlink:href="https://www.thunderbird.net/es-ES/" text:style-name="ListLabel_20_10" text:visited-style-name="ListLabel_20_10"><text:span text:style-name="T21">https://www.thunderbird.net/es-ES/</text:span></text:a> de forma que descargue tu correo electrónico (vale cualquier cuenta Hotmail, Outlook o Gmail) sin eliminarlo del servidor (es decir, que los correos sigan en el servidor para siempre). Puede ayudarte (con cierta cautela) este enlace:</text:p>
      <text:p text:style-name="P10"><text:a xlink:type="simple" xlink:href="https://grn.cat/soporte/faq-correo/configuracion-del-thunderbird-para-dejar-copia-al-servidor/?lang=es" text:style-name="ListLabel_20_10" text:visited-style-name="ListLabel_20_10"><text:span text:style-name="T21">https://grn.cat/soporte/faq-correo/configuracion-del-thunderbird-para-dejar-copia-al-servidor/?lang=es</text:span></text:a></text:p>
      <text:p text:style-name="P10"/>
      <text:p text:style-name="P11"><text:span text:style-name="T10"><text:s/>📕 </text:span><text:span text:style-name="T11">A entregar: </text:span>enseñar el profesorado ThunderBird recogiendo tu correo y dejandolo en el servidor sin eliminarlo.</text:p>
      <text:list xml:id="list173051559741894" text:continue-numbering="true" text:style-name="WWNum2">
        <text:list-item>
          <text:p text:style-name="P26"><text:bookmark text:name="_jsi4oxewkf1n"/>Actividad 02</text:p>
        </text:list-item>
      </text:list>
      <text:p text:style-name="Standard">Tras realizar la actividad anterior, configurar varias carpetas de tu agrado para organizar tu correo (Instituto, Juegos, Publicidad, Amigos, etc.) y archiva algunos correos en ellas.</text:p>
      <text:p text:style-name="Standard"/>
      <text:p text:style-name="P11"><text:span text:style-name="T10"><text:s/>📕 </text:span><text:span text:style-name="T11">A entregar: </text:span>enseñar el profesorado ThunderBird con las carpetas funcion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9. Actividades evaluables 01</text:span></text:p>
      </style:header>
      <style:footer>
        <text:p text:style-name="MP4"><text:span text:style-name="MT1">Aplicaciones Ofimáticas (Office Applications)<text:tab/><text:tab/>UD09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5" meta:word-count="324" meta:character-count="2216" meta:non-whitespace-character-count="1919"/>
    <meta:generator>LibreOfficeDev/6.0.5.2$Linux_X86_64 LibreOffice_project/</meta:generator>
  </office:meta>
</office:document-meta>
</file>